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C000002ED552415FA.png" manifest:media-type="image/png"/>
  <manifest:file-entry manifest:full-path="Pictures/10002D0700009B220000ADF1E1000B1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524cm" svg:x="1.585cm" svg:y="1.585cm">
          <draw:image xlink:href="Pictures/10002D0700009B220000ADF1E1000B18.svg" xlink:type="simple" xlink:show="embed" xlink:actuate="onLoad" draw:mime-type="image/svg+xml">
            <text:p/>
          </draw:image>
          <draw:image xlink:href="Pictures/100000010000029C000002ED552415F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12cm" fo:margin-bottom="1.712cm" fo:margin-left="1.712cm" fo:margin-right="1.712cm" fo:page-width="39.714cm" fo:page-height="44.5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21:50:58.734445182</dc:date>
    <meta:editing-duration>PT22S</meta:editing-duration>
    <meta:editing-cycles>1</meta:editing-cycles>
    <meta:document-statistic meta:object-count="1"/>
    <meta:generator>LibreOffice/24.2.5.2$Linux_X86_64 LibreOffice_project/420$Build-2</meta:generator>
  </office:meta>
</office:document-meta>
</file>